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style:style>
    <style:style style:name="P6" style:family="paragraph" style:parent-style-name="Text_20_body" style:list-style-name="L2">
      <style:paragraph-properties fo:margin-top="0cm" fo:margin-bottom="0cm"/>
    </style:style>
    <style:style style:name="P7" style:family="paragraph" style:parent-style-name="Text_20_body" style:list-style-name="L3">
      <style:paragraph-properties fo:margin-top="0cm" fo:margin-bottom="0cm"/>
    </style:style>
    <style:style style:name="P8" style:family="paragraph" style:parent-style-name="Text_20_body" style:list-style-name="L4">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Le Bar en Restauration Gastronomique</text:span></text:p>
      <text:p text:style-name="Text_20_body"><text:span text:style-name="Strong_20_Emphasis">Introduction</text:span> Le bar en restauration gastronomique joue un rôle essentiel dans l’expérience culinaire d’un établissement haut de gamme. Il ne se limite pas seulement à la préparation de boissons, mais participe pleinement à l’ambiance et à la valorisation des saveurs.</text:p>
      <text:p text:style-name="Text_20_body"><text:span text:style-name="Strong_20_Emphasis">Le Rôle du Barman</text:span> Le barman, véritable artisan des saveurs liquides, est responsable de :</text:p>
      <text:list xml:id="list144732246854797140" text:style-name="L1">
        <text:list-item>
          <text:p text:style-name="P5">La création de cocktails innovants et élégants. </text:p>
        </text:list-item>
        <text:list-item>
          <text:p text:style-name="P5">L’accord des boissons avec les mets proposés. </text:p>
        </text:list-item>
        <text:list-item>
          <text:p text:style-name="P5">La gestion des spiritueux et vins de qualité. </text:p>
        </text:list-item>
        <text:list-item>
          <text:p text:style-name="P1">L’accueil et le service des clients dans une atmosphère raffinée. </text:p>
        </text:list-item>
      </text:list>
      <text:p text:style-name="Text_20_body"><text:span text:style-name="Strong_20_Emphasis">Les Boissons et Cocktails Gastronomiques</text:span> Un bar gastronomique propose une large gamme de boissons raffinées, incluant :</text:p>
      <text:list xml:id="list4996841662539533169" text:style-name="L2">
        <text:list-item>
          <text:p text:style-name="P6"><text:span text:style-name="Strong_20_Emphasis">Les cocktails signatures</text:span> : Créations originales qui reflètent l’identité de l’établissement. </text:p>
        </text:list-item>
        <text:list-item>
          <text:p text:style-name="P6"><text:span text:style-name="Strong_20_Emphasis">Les grands classiques revisités</text:span> : Mojito, Old Fashioned, Negroni avec des ingrédients haut de gamme. </text:p>
        </text:list-item>
        <text:list-item>
          <text:p text:style-name="P6"><text:span text:style-name="Strong_20_Emphasis">Les boissons sans alcool</text:span> : Mocktails raffinés, infusions froides, eaux aromatisées maison. </text:p>
        </text:list-item>
        <text:list-item>
          <text:p text:style-name="P2"><text:span text:style-name="Strong_20_Emphasis">Les spiritueux d’exception</text:span> : Sélection de whiskies, cognacs, armagnacs et liqueurs rares. </text:p>
        </text:list-item>
      </text:list>
      <text:p text:style-name="Text_20_body"><text:span text:style-name="Strong_20_Emphasis">L’Accord Mets-Boissons</text:span> Dans un restaurant gastronomique, les boissons sont pensées en harmonie avec la cuisine :</text:p>
      <text:list xml:id="list728519613059457821" text:style-name="L3">
        <text:list-item>
          <text:p text:style-name="P7"><text:span text:style-name="Strong_20_Emphasis">Accords vins et mets</text:span> : Sélection rigoureuse des vins en fonction des plats servis. </text:p>
        </text:list-item>
        <text:list-item>
          <text:p text:style-name="P7"><text:span text:style-name="Strong_20_Emphasis">Accords cocktails et plats</text:span> : Cocktails équilibrés qui rehaussent les saveurs des mets. </text:p>
        </text:list-item>
        <text:list-item>
          <text:p text:style-name="P3"><text:span text:style-name="Strong_20_Emphasis">Accords digestifs et desserts</text:span> : Association de liqueurs, rhums ou cognacs avec les douceurs sucrées. </text:p>
        </text:list-item>
      </text:list>
      <text:p text:style-name="Text_20_body"><text:span text:style-name="Strong_20_Emphasis">L’Expérience Client</text:span> Un bar gastronomique se distingue par :</text:p>
      <text:list xml:id="list554161366211298256" text:style-name="L4">
        <text:list-item>
          <text:p text:style-name="P8">Un service personnalisé et attentionné. </text:p>
        </text:list-item>
        <text:list-item>
          <text:p text:style-name="P8">Une présentation élégante des cocktails et boissons. </text:p>
        </text:list-item>
        <text:list-item>
          <text:p text:style-name="P4">Une ambiance sophistiquée et conviviale. </text:p>
        </text:list-item>
      </text:list>
      <text:p text:style-name="Text_20_body"><text:span text:style-name="Strong_20_Emphasis">Conclusion</text:span> Le bar en restauration gastronomique est bien plus qu’un simple comptoir de boissons : il participe à l’expérience culinaire et sensorielle globale, en offrant aux clients des associations inédites et raffinées. Une carte des boissons bien pensée et un service d’exception font toute la différence dans un établissement gastronomiq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8S</meta:editing-duration>
    <meta:editing-cycles>3</meta:editing-cycles>
    <meta:generator>OpenOffice/4.1.15$Win32 OpenOffice.org_project/4115m2$Build-9813</meta:generator>
    <dc:date>2025-02-08T20:27:53.76</dc:date>
    <meta:document-statistic meta:table-count="0" meta:image-count="0" meta:object-count="0" meta:page-count="1" meta:paragraph-count="21" meta:word-count="307" meta:character-count="2027"/>
    <dc:creator>sullivan beauchet</dc:creator>
    <meta:user-defined meta:name="Info 1"/>
    <meta:user-defined meta:name="Info 2"/>
    <meta:user-defined meta:name="Info 3"/>
    <meta:user-defined meta:name="Info 4"/>
  </office:meta>
</office:document-meta>
</file>